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439001A8B1A580A0D75.png" manifest:media-type="image/png"/>
  <manifest:file-entry manifest:full-path="Pictures/1000020100000300000002AB22876CD762D479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normal" officeooo:rsid="0014a41f" officeooo:paragraph-rsid="0014a41f" style:text-blinking="false" style:font-size-asian="20pt" style:font-weight-asian="normal" style:font-size-complex="20pt" style:font-weight-complex="normal"/>
    </style:style>
    <style:style style:name="P6" style:family="paragraph" style:parent-style-name="Heading_20_3"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7" style:family="paragraph" style:parent-style-name="Heading_20_3"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line-through-style="none" style:text-line-through-type="none" style:font-name="Arial" fo:font-size="20pt" style:text-blinking="false" style:font-size-asian="20pt" style:font-size-complex="20pt"/>
    </style:style>
    <style:style style:name="T3" style:family="text">
      <style:text-properties style:text-line-through-style="none" style:text-line-through-type="none" style:font-name="Verdana" fo:font-size="20pt" style:text-blinking="false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/>
      <text:h text:style-name="P6" text:outline-level="3"/>
      <text:p text:style-name="P3"><text:a xlink:type="simple" xlink:href="https://wis.fit.vutbr.cz/FIT/st/course-sl.php.cs?id=610330&amp;item=62160" text:style-name="Internet_20_link" text:visited-style-name="Visited_20_Internet_20_Link"><text:span text:style-name="T3"><text:line-break/></text:span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2">Projekt 1. část - Datový model (ERD), model případů užití a obhajoba modelů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xsvore01</text:p>
      <text:p text:style-name="P5">xkisel02</text:p>
      <text:p text:style-name="P5"/>
      <text:p text:style-name="P5">06.03.2017</text:p>
      <text:p text:style-name="P4"/>
      <text:p text:style-name="P4"/>
      <text:p text:style-name="P4"/>
      <text:p text:style-name="P4"/>
      <text:p text:style-name="P4"/>
      <text:p text:style-name="P4"/>
      <text:h text:style-name="P7" text:outline-level="3"/>
      <text:h text:style-name="P6" text:outline-level="3"><text:bookmark text:name="54"/>Portál Hráčů Dračího Doupěte</text:h>
      <text:p text:style-name="P1"><text:span text:style-name="T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</text:span><text:soft-page-break/><text:span text:style-name="T1">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6929in" svg:height="5.952in" draw:z-index="1"><draw:image xlink:href="Pictures/1000020100000300000002AB22876CD762D4791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0.5252in" svg:y="-0.348in" svg:width="5.6429in" svg:height="10.9516in" draw:z-index="0"><draw:image xlink:href="Pictures/100002010000022D00000439001A8B1A580A0D7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1:18.337895732</meta:creation-date>
    <dc:date>2017-03-08T14:03:26.318708933</dc:date>
    <meta:editing-duration>PT21M15S</meta:editing-duration>
    <meta:editing-cycles>5</meta:editing-cycles>
    <meta:generator>LibreOffice/5.3.2.1$Linux_X86_64 LibreOffice_project/30$Build-1</meta:generator>
    <meta:document-statistic meta:table-count="0" meta:image-count="2" meta:object-count="0" meta:page-count="4" meta:paragraph-count="7" meta:word-count="280" meta:character-count="1982" meta:non-whitespace-character-count="1706"/>
  </office:meta>
</office:document-meta>
</file>